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 Unicode MS" svg:font-family="'Arial Unicode MS'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0.3728in"/>
    </style:style>
    <style:style style:name="co5" style:family="table-column">
      <style:table-column-properties fo:break-before="auto" style:column-width="5.0472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2.8965in"/>
    </style:style>
    <style:style style:name="co9" style:family="table-column">
      <style:table-column-properties fo:break-before="auto" style:column-width="3.37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5.3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fo:border="0.0008in solid #000000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2" style:family="table-cell" style:parent-style-name="Default">
      <style:table-cell-properties fo:background-color="#ffff00" style:text-align-source="fix" fo:border="0.0008in solid #000000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#ffffcc"/>
      <style:text-properties fo:color="#000000" fo:font-size="8pt" style:font-size-asian="8pt" style:font-size-complex="8pt"/>
    </style:style>
    <style:style style:name="ce4" style:family="table-cell" style:parent-style-name="Default">
      <style:table-cell-properties fo:background-color="#ffffcc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ff"/>
      <style:text-properties fo:color="#000000" fo:font-size="8pt" style:font-size-asian="8pt" style:font-size-complex="8pt"/>
    </style:style>
    <style:style style:name="ce13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ff" fo:wrap-option="wrap"/>
      <style:text-properties style:use-window-font-color="true" style:text-outline="false" style:font-name="Arial" fo:font-size="8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15" style:family="table-cell" style:parent-style-name="Default">
      <style:table-cell-properties fo:background-color="#ffffcc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17" style:family="table-cell" style:parent-style-name="Default">
      <style:table-cell-properties fo:background-color="#ffffcc" fo:wrap-option="wrap"/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18" style:family="table-cell" style:parent-style-name="Default">
      <style:table-cell-properties fo:wrap-option="wrap"/>
      <style:text-properties fo:color="#000000" style:text-outline="false" style:font-name="Arial" fo:font-size="10pt" fo:language="none" fo:country="none" fo:font-style="normal" fo:text-shadow="none" fo:font-weight="normal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mode="continuous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font-name="Arial1" fo:font-size="10pt" fo:font-style="normal" fo:text-shadow="none" style:text-underline-style="none" style:text-underline-type="none" style:text-underline-width="none" fo:font-weight="normal" style:text-underline-mode="continuous" style:text-line-through-mode="continuous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ce20" style:family="table-cell" style:parent-style-name="Default"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8pt" style:language-asian="none" style:country-asian="none" style:font-style-asian="normal" style:font-weight-asian="normal" style:font-name-complex="Tahoma1" style:font-size-complex="8pt" style:language-complex="none" style:country-complex="none" style:font-style-complex="normal" style:font-weight-complex="normal" style:text-emphasize="none" style:font-relief="none" style:text-overline-mode="continuous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in"/>
      <style:text-properties fo:color="#000000" fo:font-size="8pt" style:font-size-asian="8pt" style:font-size-complex="8pt"/>
    </style:style>
    <style:style style:name="ce27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000000" fo:font-size="8pt" style:font-size-asian="8pt" style:font-size-complex="8pt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0000" fo:border="0.0008in solid #000000"/>
      <style:text-properties fo:color="#000000" fo:font-size="8pt" style:font-size-asian="8pt" style:font-size-complex="8pt"/>
    </style:style>
    <style:style style:name="ce37" style:family="table-cell" style:parent-style-name="Default">
      <style:table-cell-properties fo:background-color="#000000" fo:border="0.0008in solid #000000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ff00" fo:border="0.0008in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cc" fo:border="0.0008in solid #000000"/>
      <style:text-properties fo:font-size="8pt" style:font-size-asian="8pt" style:font-size-complex="8pt"/>
    </style:style>
    <style:style style:name="ce40" style:family="table-cell" style:parent-style-name="Default">
      <style:table-cell-properties fo:wrap-option="wrap"/>
      <style:text-properties style:use-window-font-color="true" style:text-outline="false" style:font-name="Times New Roman" fo:font-size="10pt" fo:language="en" fo:country="US" fo:font-style="normal" fo:text-shadow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1" style:font-size-complex="10pt" style:language-complex="none" style:country-complex="none" style:font-style-complex="normal" style:font-weight-complex="normal" style:text-emphasize="none" style:font-relief="none" style:text-overline-mode="continuous"/>
    </style:style>
    <style:style style:name="ce41" style:family="table-cell" style:parent-style-name="Default">
      <style:table-cell-properties fo:wrap-option="wrap"/>
      <style:text-properties style:use-window-font-color="true" style:text-outline="false" style:font-name="Times New Roman" fo:font-size="10pt" fo:language="en" fo:country="US" fo:font-style="normal" fo:text-shadow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1" style:font-size-complex="10pt" style:language-complex="none" style:country-complex="none" style:font-style-complex="normal" style:font-weight-complex="normal" style:text-emphasize="none" style:font-relief="none" style:text-overline-mode="continuous"/>
    </style:style>
    <style:style style:name="T1" style:family="text"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</office:automatic-styles>
  <office:body>
    <office:spreadsheet>
      <table:table table:name="Curricula" table:style-name="ta1">
        <table:table-column table:style-name="co1" table:default-cell-style-name="ce1"/>
        <table:table-column table:style-name="co2" table:visibility="collapse" table:default-cell-style-name="ce5"/>
        <table:table-column table:style-name="co3" table:default-cell-style-name="ce9"/>
        <table:table-column table:style-name="co4" table:visibility="collapse" table:default-cell-style-name="ce5"/>
        <table:table-column table:style-name="co5" table:default-cell-style-name="ce5"/>
        <table:table-column table:style-name="co6" table:default-cell-style-name="ce23"/>
        <table:table-column table:style-name="co7" table:default-cell-style-name="ce23"/>
        <table:table-column table:style-name="co8" table:default-cell-style-name="ce33"/>
        <table:table-column table:style-name="co9" table:default-cell-style-name="ce33"/>
        <table:table-column table:style-name="co10" table:number-columns-repeated="6" table:default-cell-style-name="ce37"/>
        <table:table-column table:style-name="co10" table:number-columns-repeated="241" table:default-cell-style-name="ce5"/>
        <table:table-row table:style-name="ro1">
          <table:table-cell/>
          <table:table-cell table:style-name="ce3"/>
          <table:table-cell table:style-name="ce7">
            <text:p>Calculus</text:p>
          </table:table-cell>
          <table:table-cell table:style-name="ce12"/>
          <table:table-cell table:style-name="ce12">
            <text:p>Strang, Calculus, MIT</text:p>
          </table:table-cell>
          <table:table-cell table:style-name="ce21"/>
          <table:table-cell table:style-name="ce26"/>
          <table:table-cell table:style-name="ce31">
            <text:p><text:a xlink:href="http://localhost/Archives/Strang_Calculus">http://localhost/Archives/Strang_Calculus</text:a></text:p>
          </table:table-cell>
          <table:table-cell table:style-name="ce31"/>
          <table:table-cell table:style-name="ce36" table:number-columns-repeated="6"/>
          <table:table-cell table:style-name="ce3" table:number-columns-repeated="241"/>
        </table:table-row>
        <table:table-row table:style-name="ro1">
          <table:table-cell>
            <text:p>computer</text:p>
          </table:table-cell>
          <table:table-cell table:style-name="ce4">
            <text:p>Req</text:p>
          </table:table-cell>
          <table:table-cell table:style-name="ce8">
            <text:p>Probability</text:p>
          </table:table-cell>
          <table:table-cell table:style-name="ce13"/>
          <table:table-cell table:style-name="ce13">
            <text:p>Introduction to Probability, Grinstead and Snell, 2nd ed.</text:p>
          </table:table-cell>
          <table:table-cell table:style-name="ce22">
            <text:p>Stat 116</text:p>
          </table:table-cell>
          <table:table-cell table:style-name="ce27"/>
          <table:table-cell table:style-name="ce32">
            <text:p><text:a xlink:href="http://localhost/Archives/amsbook.mac.pdf">http://localhost/Archives/amsbook.mac.pdf</text:a></text:p>
          </table:table-cell>
          <table:table-cell table:style-name="ce32">
            <text:p><text:a xlink:href="http://localhost/Archives/Probability_Answers.pdf">http://localhost/Archives/Probability_Answers.pdf</text:a></text:p>
          </table:table-cell>
          <table:table-cell table:number-columns-repeated="6"/>
          <table:table-cell table:style-name="ce4" table:number-columns-repeated="241"/>
        </table:table-row>
        <table:table-row table:style-name="ro1">
          <table:table-cell>
            <text:p>basics</text:p>
          </table:table-cell>
          <table:table-cell table:style-name="ce4">
            <text:p>Req</text:p>
          </table:table-cell>
          <table:table-cell table:style-name="ce8">
            <text:p>Probability</text:p>
          </table:table-cell>
          <table:table-cell table:style-name="ce13"/>
          <table:table-cell table:style-name="ce13">
            <text:p>S. Ross, A First Course in Probability, 7th edition. Chapters 1-8</text:p>
          </table:table-cell>
          <table:table-cell table:style-name="ce22">
            <text:p>i Math 461</text:p>
          </table:table-cell>
          <table:table-cell table:style-name="ce27" office:value-type="currency" office:currency="USD" office:value="15">
            <text:p>$15.00</text:p>
          </table:table-cell>
          <table:table-cell table:style-name="ce32">
            <text:p>HWLC 4th Floor QA273.R83 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discrete math</text:p>
          </table:table-cell>
          <table:table-cell/>
          <table:table-cell>
            <text:p>Barwise &amp; Etchemendy, Language, Proof and Logic 2003. </text:p>
          </table:table-cell>
          <table:table-cell>
            <text:p>CS 103</text:p>
          </table:table-cell>
          <table:table-cell table:style-name="ce28" office:value-type="currency" office:currency="USD" office:value="3.99">
            <text:p>$3.99</text:p>
          </table:table-cell>
          <table:table-cell>
            <text:p>Prairie State College BC61 .B38 <text:s text:c="3"/></text:p>
          </table:table-cell>
          <table:table-cell table:number-columns-repeated="248"/>
        </table:table-row>
        <table:table-row table:style-name="ro1">
          <table:table-cell/>
          <table:table-cell table:style-name="ce4">
            <text:p>Core</text:p>
          </table:table-cell>
          <table:table-cell table:style-name="ce10">
            <text:p>discrete math</text:p>
          </table:table-cell>
          <table:table-cell table:style-name="ce6">
            <text:p>Q&amp;A</text:p>
          </table:table-cell>
          <table:table-cell table:style-name="ce6">
            <text:p>Rosen, Discrete Mathematics and Its Applications 6 ed.</text:p>
          </table:table-cell>
          <table:table-cell table:style-name="ce24">
            <text:p>CS103</text:p>
          </table:table-cell>
          <table:table-cell table:style-name="ce29"/>
          <table:table-cell table:style-name="ce34">
            <text:p>finished</text:p>
          </table:table-cell>
          <table:table-cell table:style-name="ce34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basic java</text:p>
          </table:table-cell>
          <table:table-cell/>
          <table:table-cell>
            <text:p>The Art and Science of Java </text:p>
          </table:table-cell>
          <table:table-cell>
            <text:p>CS 106A</text:p>
          </table:table-cell>
          <table:table-cell table:style-name="ce28" office:value-type="currency" office:currency="USD" office:value="81.37">
            <text:p>$81.37</text:p>
          </table:table-cell>
          <table:table-cell table:number-columns-repeated="249"/>
        </table:table-row>
        <table:table-row table:style-name="ro1">
          <table:table-cell/>
          <table:table-cell table:style-name="ce4">
            <text:p>Core</text:p>
          </table:table-cell>
          <table:table-cell table:style-name="ce8">
            <text:p>basic java</text:p>
          </table:table-cell>
          <table:table-cell table:style-name="ce13"/>
          <table:table-cell table:style-name="ce13">
            <text:p>Karel the Robot Learns Java</text:p>
          </table:table-cell>
          <table:table-cell table:style-name="ce22">
            <text:p>CS 106A</text:p>
          </table:table-cell>
          <table:table-cell table:style-name="ce27"/>
          <table:table-cell table:style-name="ce32">
            <text:p><text:a xlink:href="http://localhost/Archives/karellearnsjava">http://localhost/Archives/karellearnsjava</text:a>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>
            <text:p>Core</text:p>
          </table:table-cell>
          <table:table-cell table:style-name="ce8">
            <text:p>basic java</text:p>
          </table:table-cell>
          <table:table-cell table:style-name="ce13">
            <text:p>Q&amp;A</text:p>
          </table:table-cell>
          <table:table-cell table:style-name="ce13">
            <text:p>Eck, Introduction to Programming Using Java, 5 ed. </text:p>
          </table:table-cell>
          <table:table-cell table:style-name="ce22">
            <text:p>i CS 125</text:p>
          </table:table-cell>
          <table:table-cell table:style-name="ce27"/>
          <table:table-cell table:style-name="ce32">
            <text:p><text:a xlink:href="http://math.hws.edu/javanotes/">http://math.hws.edu/javanotes/</text:a>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basic C++</text:p>
          </table:table-cell>
          <table:table-cell/>
          <table:table-cell>
            <text:p>?Programming Abstractions in C++ by Eric Roberts?</text:p>
          </table:table-cell>
          <table:table-cell>
            <text:p>CS 106B</text:p>
          </table:table-cell>
          <table:table-cell table:style-name="ce28" office:value-type="currency" office:currency="USD" office:value="50">
            <text:p>$50.00</text:p>
          </table:table-cell>
          <table:table-cell table:number-columns-repeated="249"/>
        </table:table-row>
        <table:table-row table:style-name="ro1">
          <table:table-cell/>
          <table:table-cell table:style-name="ce4">
            <text:p>Core</text:p>
          </table:table-cell>
          <table:table-cell table:style-name="ce11">
            <text:p>hardware</text:p>
          </table:table-cell>
          <table:table-cell table:style-name="ce4">
            <text:p>Q&amp;A</text:p>
          </table:table-cell>
          <table:table-cell table:style-name="ce4">
            <text:p>Computer Organization and Design: The Hardware/Software Interface</text:p>
          </table:table-cell>
          <table:table-cell table:style-name="ce25">
            <text:p>EE108b</text:p>
          </table:table-cell>
          <table:table-cell table:style-name="ce30"/>
          <table:table-cell table:style-name="ce35">
            <text:p>bought</text:p>
          </table:table-cell>
          <table:table-cell table:style-name="ce35">
            <text:p>solutions at <text:a xlink:href="http://localhost/Archives/Hennessy_Solutions.pdf">http://localhost/Archives/Hennessy_Solutions.pdf</text:a></text:p>
          </table:table-cell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Core</text:p>
          </table:table-cell>
          <table:table-cell>
            <text:p>hardware</text:p>
          </table:table-cell>
          <table:table-cell/>
          <table:table-cell>
            <text:p>Mano/Kime, Logic and Computer Design Fundamentals*, 4th Edition</text:p>
          </table:table-cell>
          <table:table-cell>
            <text:p>i CS 231</text:p>
          </table:table-cell>
          <table:table-cell table:style-name="ce28" office:value-type="currency" office:currency="USD" office:value="5">
            <text:p>$5.00</text:p>
          </table:table-cell>
          <table:table-cell table:number-columns-repeated="249"/>
        </table:table-row>
        <table:table-row table:style-name="ro1">
          <table:table-cell/>
          <table:table-cell table:style-name="ce4">
            <text:p>Adv</text:p>
          </table:table-cell>
          <table:table-cell table:style-name="ce11">
            <text:p>C++</text:p>
          </table:table-cell>
          <table:table-cell table:style-name="ce4"/>
          <table:table-cell table:style-name="ce4">
            <text:p>Stanley B. Lippman, Essential C++</text:p>
          </table:table-cell>
          <table:table-cell table:style-name="ce25">
            <text:p>CS 107</text:p>
          </table:table-cell>
          <table:table-cell table:style-name="ce30"/>
          <table:table-cell table:style-name="ce35">
            <text:p>bought</text:p>
          </table:table-cell>
          <table:table-cell table:style-name="ce35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Adv</text:p>
          </table:table-cell>
          <table:table-cell table:style-name="ce8">
            <text:p>C++</text:p>
          </table:table-cell>
          <table:table-cell table:style-name="ce13"/>
          <table:table-cell table:style-name="ce13">
            <text:p>Musser, Saini, STL Tutorial and Reference Guide:...</text:p>
          </table:table-cell>
          <table:table-cell table:style-name="ce22">
            <text:p>CS 107</text:p>
          </table:table-cell>
          <table:table-cell table:style-name="ce27" office:value-type="currency" office:currency="USD" office:value="5">
            <text:p>$5.00</text:p>
          </table:table-cell>
          <table:table-cell table:style-name="ce32">
            <text:p>Eckhart QA76.73.C153 M87 2001</text:p>
          </table:table-cell>
          <table:table-cell table:style-name="ce32"/>
          <table:table-cell table:number-columns-repeated="247"/>
        </table:table-row>
        <table:table-row table:style-name="ro1">
          <table:table-cell>
            <text:p>great reviews</text:p>
          </table:table-cell>
          <table:table-cell table:style-name="ce4"/>
          <table:table-cell table:style-name="ce8">
            <text:p>C++</text:p>
          </table:table-cell>
          <table:table-cell table:style-name="ce13"/>
          <table:table-cell table:style-name="ce14">
            <text:p>Josuttis The C++ Standard Library: A Tutorial and Reference</text:p>
          </table:table-cell>
          <table:table-cell table:style-name="ce22"/>
          <table:table-cell table:style-name="ce27" office:value-type="currency" office:currency="USD" office:value="50">
            <text:p>$50.00</text:p>
          </table:table-cell>
          <table:table-cell table:style-name="ce32">
            <text:p>DG 005.133 C++ </text:p>
          </table:table-cell>
          <table:table-cell table:style-name="ce32"/>
          <table:table-cell/>
          <table:table-cell table:style-name="ce39" table:number-columns-repeated="5"/>
          <table:table-cell table:style-name="ce4" table:number-columns-repeated="241"/>
        </table:table-row>
        <table:table-row table:style-name="ro1">
          <table:table-cell/>
          <table:table-cell table:style-name="ce4">
            <text:p>Adv</text:p>
          </table:table-cell>
          <table:table-cell table:style-name="ce8">
            <text:p>Scheme of Lisp</text:p>
          </table:table-cell>
          <table:table-cell table:style-name="ce13">
            <text:p>q</text:p>
          </table:table-cell>
          <table:table-cell table:style-name="ce13">
            <text:p>R. Kent Dybvig, The Scheme Programming Language: Third Edition.</text:p>
          </table:table-cell>
          <table:table-cell table:style-name="ce22">
            <text:p>CS 107</text:p>
          </table:table-cell>
          <table:table-cell table:style-name="ce27" office:value-type="currency" office:currency="USD" office:value="23">
            <text:p>$23.00</text:p>
          </table:table-cell>
          <table:table-cell table:style-name="ce32">
            <text:p>Eckhart QA76.73.S34 D93 2003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>
            <text:p>Adv</text:p>
          </table:table-cell>
          <table:table-cell table:style-name="ce8">
            <text:p>java</text:p>
          </table:table-cell>
          <table:table-cell table:style-name="ce13"/>
          <table:table-cell table:style-name="ce13">
            <text:p>Sun Tutorial</text:p>
          </table:table-cell>
          <table:table-cell table:style-name="ce22">
            <text:p>CS 108</text:p>
          </table:table-cell>
          <table:table-cell table:style-name="ce27"/>
          <table:table-cell table:style-name="ce32">
            <text:p><text:a xlink:href="http://java.sun.com/docs/books/tutorial/index.html">http://java.sun.com/docs/books/tutorial/index.html</text:a></text:p>
          </table:table-cell>
          <table:table-cell table:style-name="ce32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/>
          <table:table-cell>
            <text:p>Adv</text:p>
          </table:table-cell>
          <table:table-cell>
            <text:p>theory</text:p>
          </table:table-cell>
          <table:table-cell/>
          <table:table-cell>
            <text:p>Intro to Automata Theory, Languages &amp; Computation (3rd ed)</text:p>
          </table:table-cell>
          <table:table-cell>
            <text:p>CS 154</text:p>
          </table:table-cell>
          <table:table-cell table:style-name="ce28" office:value-type="currency" office:currency="USD" office:value="15">
            <text:p>$15.00</text:p>
          </table:table-cell>
          <table:table-cell>
            <text:p>Eckhart QA267.H56 2007</text:p>
          </table:table-cell>
          <table:table-cell table:number-columns-repeated="248"/>
        </table:table-row>
        <table:table-row table:style-name="ro1" table:visibility="collapse">
          <table:table-cell>
            <text:p>practical concerns</text:p>
          </table:table-cell>
          <table:table-cell>
            <text:p>Adv</text:p>
          </table:table-cell>
          <table:table-cell>
            <text:p>Algorithms</text:p>
          </table:table-cell>
          <table:table-cell>
            <text:p>q</text:p>
          </table:table-cell>
          <table:table-cell>
            <text:p>Jon Kleinberg and Éva Tardos. Algorithm Design. 2005</text:p>
          </table:table-cell>
          <table:table-cell>
            <text:p>i CS 473</text:p>
          </table:table-cell>
          <table:table-cell table:style-name="ce28" office:value-type="currency" office:currency="USD" office:value="80">
            <text:p>$80.00</text:p>
          </table:table-cell>
          <table:table-cell>
            <text:p>Eckhart QA76.9.A43 K54 2006</text:p>
          </table:table-cell>
          <table:table-cell table:number-columns-repeated="248"/>
        </table:table-row>
        <table:table-row table:style-name="ro1">
          <table:table-cell>
            <text:p>theory</text:p>
          </table:table-cell>
          <table:table-cell table:style-name="ce4">
            <text:p>Adv</text:p>
          </table:table-cell>
          <table:table-cell table:style-name="ce10">
            <text:p>algorithms</text:p>
          </table:table-cell>
          <table:table-cell table:style-name="ce6">
            <text:p>q</text:p>
          </table:table-cell>
          <table:table-cell table:style-name="ce6">
            <text:p>Cormen, Leiserson, and Rivest, Introduction to Algorithms</text:p>
          </table:table-cell>
          <table:table-cell table:style-name="ce24">
            <text:p>CS 161</text:p>
          </table:table-cell>
          <table:table-cell table:style-name="ce29" office:value-type="currency" office:currency="USD" office:value="58">
            <text:p>$58.00</text:p>
          </table:table-cell>
          <table:table-cell table:style-name="ce34">
            <text:p>finished</text:p>
          </table:table-cell>
          <table:table-cell table:style-name="ce34">
            <text:p>solutions at <text:a xlink:href="http://localhost/Archives/Algorithms_Solutions.pdf">http://localhost/Archives/Algorithms_Solutions.pdf</text:a></text:p>
          </table:table-cell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>
            <text:p>classic</text:p>
          </table:table-cell>
          <table:table-cell>
            <text:p>Adv</text:p>
          </table:table-cell>
          <table:table-cell>
            <text:p>algorithms</text:p>
          </table:table-cell>
          <table:table-cell/>
          <table:table-cell>
            <text:p>Data Structures and Algorithms by Aho, Hopcroft, and Ullman</text:p>
          </table:table-cell>
          <table:table-cell>
            <text:p>CS 161</text:p>
          </table:table-cell>
          <table:table-cell table:style-name="ce28" office:value-type="currency" office:currency="USD" office:value="6">
            <text:p>$6.00</text:p>
          </table:table-cell>
          <table:table-cell table:number-columns-repeated="249"/>
        </table:table-row>
        <table:table-row table:style-name="ro1" table:visibility="collapse">
          <table:table-cell>
            <text:p>C pratical</text:p>
          </table:table-cell>
          <table:table-cell>
            <text:p>Adv</text:p>
          </table:table-cell>
          <table:table-cell>
            <text:p>algorithms</text:p>
          </table:table-cell>
          <table:table-cell/>
          <table:table-cell>
            <text:p>Algorithms in C++ by Sedgewick</text:p>
          </table:table-cell>
          <table:table-cell>
            <text:p>CS 161</text:p>
          </table:table-cell>
          <table:table-cell table:style-name="ce28" office:value-type="currency" office:currency="USD" office:value="40">
            <text:p>$40.00</text:p>
          </table:table-cell>
          <table:table-cell>
            <text:p>Eckhart QA76.73.C153A450 1996</text:p>
          </table:table-cell>
          <table:table-cell table:number-columns-repeated="248"/>
        </table:table-row>
        <table:table-row table:style-name="ro1" table:visibility="collapse">
          <table:table-cell>
            <text:p>compendium</text:p>
          </table:table-cell>
          <table:table-cell table:style-name="ce4">
            <text:p>Adv</text:p>
          </table:table-cell>
          <table:table-cell table:style-name="ce11">
            <text:p>algorithms</text:p>
          </table:table-cell>
          <table:table-cell table:style-name="ce4">
            <text:p>Q&amp;A</text:p>
          </table:table-cell>
          <table:table-cell table:style-name="ce15">
            <text:p>Knuth, Art of Computer Programming, Volume 1: Fundamental Algorithms (3rd Ed) </text:p>
          </table:table-cell>
          <table:table-cell table:style-name="ce25">
            <text:p>N/A</text:p>
          </table:table-cell>
          <table:table-cell table:style-name="ce30"/>
          <table:table-cell table:style-name="ce35">
            <text:p>HWLC 4th QA76.6.K64 2005 v. 1 v. 1 </text:p>
          </table:table-cell>
          <table:table-cell table:style-name="ce35"/>
          <table:table-cell table:number-columns-repeated="6"/>
          <table:table-cell table:style-name="ce4" table:number-columns-repeated="241"/>
        </table:table-row>
        <table:table-row table:style-name="ro1" table:visibility="collapse">
          <table:table-cell table:number-columns-repeated="6"/>
          <table:table-cell table:style-name="ce28"/>
          <table:table-cell table:number-columns-repeated="249"/>
        </table:table-row>
        <table:table-row table:style-name="ro1" table:visibility="collapse">
          <table:table-cell/>
          <table:table-cell>
            <text:p>Adv</text:p>
          </table:table-cell>
          <table:table-cell>
            <text:p>Linear Algebra </text:p>
          </table:table-cell>
          <table:table-cell/>
          <table:table-cell>
            <text:p>Peter J. Olver and Chehrzad Shakiban, Applied Linear Algebra</text:p>
          </table:table-cell>
          <table:table-cell>
            <text:p>i Math 415</text:p>
          </table:table-cell>
          <table:table-cell table:style-name="ce28" office:value-type="currency" office:currency="USD" office:value="80">
            <text:p>$80.00</text:p>
          </table:table-cell>
          <table:table-cell table:number-columns-repeated="249"/>
        </table:table-row>
        <table:table-row table:style-name="ro1" table:visibility="collapse">
          <table:table-cell/>
          <table:table-cell>
            <text:p>Adv</text:p>
          </table:table-cell>
          <table:table-cell>
            <text:p>programming</text:p>
          </table:table-cell>
          <table:table-cell/>
          <table:table-cell>
            <text:p>McConnell, Code Complete 2: A Practical Handbook..., 2nd Ed.</text:p>
          </table:table-cell>
          <table:table-cell>
            <text:p>i CS 242</text:p>
          </table:table-cell>
          <table:table-cell table:style-name="ce28" office:value-type="currency" office:currency="USD" office:value="25">
            <text:p>$25.00</text:p>
          </table:table-cell>
          <table:table-cell>
            <text:p><text:s/>Downers Grove 005.1 MAC <text:s text:c="4"/></text:p>
          </table:table-cell>
          <table:table-cell>
            <text:p>Eckhart QA76.76.D47 M39 2004</text:p>
          </table:table-cell>
          <table:table-cell table:number-columns-repeated="247"/>
        </table:table-row>
        <table:table-row table:style-name="ro1" table:visibility="collapse">
          <table:table-cell/>
          <table:table-cell>
            <text:p>Adv</text:p>
          </table:table-cell>
          <table:table-cell>
            <text:p>theory</text:p>
          </table:table-cell>
          <table:table-cell/>
          <table:table-cell>
            <text:p>Sipser, Introduction to the Theory of Computation, 2nd Ed.</text:p>
          </table:table-cell>
          <table:table-cell>
            <text:p>i CS 373</text:p>
          </table:table-cell>
          <table:table-cell table:style-name="ce28" office:value-type="currency" office:currency="USD" office:value="53">
            <text:p>$53.00</text:p>
          </table:table-cell>
          <table:table-cell>
            <text:p>Eckhart QA267 .S56 1997</text:p>
          </table:table-cell>
          <table:table-cell table:number-columns-repeated="248"/>
        </table:table-row>
        <table:table-row table:style-name="ro1">
          <table:table-cell/>
          <table:table-cell table:style-name="ce4">
            <text:p>Adv</text:p>
          </table:table-cell>
          <table:table-cell table:style-name="ce11">
            <text:p>Diff Eq</text:p>
          </table:table-cell>
          <table:table-cell table:style-name="ce4">
            <text:p>Q&amp;A</text:p>
          </table:table-cell>
          <table:table-cell table:style-name="ce4">
            <text:p>Boyce/DiPrima, Elementary Differential Equations..., 8th ed.</text:p>
          </table:table-cell>
          <table:table-cell table:style-name="ce25">
            <text:p>i Math 441</text:p>
          </table:table-cell>
          <table:table-cell table:style-name="ce30" office:value-type="currency" office:currency="USD" office:value="41.49">
            <text:p>$41.49</text:p>
          </table:table-cell>
          <table:table-cell table:style-name="ce35">
            <text:p>Eckhart QA372.B79</text:p>
          </table:table-cell>
          <table:table-cell table:style-name="ce35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/>
          <table:table-cell table:style-name="ce8">
            <text:p>C Design</text:p>
          </table:table-cell>
          <table:table-cell table:style-name="ce13"/>
          <table:table-cell table:style-name="ce13">
            <text:p>Programming Abstractions in C: A Second Course in Computer Science (Paperback)</text:p>
          </table:table-cell>
          <table:table-cell table:style-name="ce22">
            <text:p>CS 106X</text:p>
          </table:table-cell>
          <table:table-cell table:style-name="ce27"/>
          <table:table-cell table:style-name="ce32" table:number-columns-repeated="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/>
          <table:table-cell table:style-name="ce8">
            <text:p>Design</text:p>
          </table:table-cell>
          <table:table-cell table:style-name="ce13"/>
          <table:table-cell table:style-name="ce13">
            <text:p>Principles of Computer System Design: An Introduction (Paperback)</text:p>
          </table:table-cell>
          <table:table-cell table:style-name="ce22">
            <text:p>CS 110</text:p>
          </table:table-cell>
          <table:table-cell table:style-name="ce27"/>
          <table:table-cell table:style-name="ce32" table:number-columns-repeated="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 table:style-name="ce4"/>
          <table:table-cell table:style-name="ce8">
            <text:p>Design</text:p>
          </table:table-cell>
          <table:table-cell table:style-name="ce13"/>
          <table:table-cell table:style-name="ce13">
            <text:p>Structure and Interpretation of Computer Programs</text:p>
          </table:table-cell>
          <table:table-cell table:style-name="ce22"/>
          <table:table-cell table:style-name="ce27"/>
          <table:table-cell table:style-name="ce32" table:number-columns-repeated="2"/>
          <table:table-cell table:number-columns-repeated="6"/>
          <table:table-cell table:style-name="ce4" table:number-columns-repeated="241"/>
        </table:table-row>
        <table:table-row table:style-name="ro1">
          <table:table-cell/>
          <table:table-cell>
            <text:p>Adv</text:p>
          </table:table-cell>
          <table:table-cell>
            <text:p>numerical analysis</text:p>
          </table:table-cell>
          <table:table-cell/>
          <table:table-cell>
            <text:p>Heath, Scientific Computing, An Introductory Survey, 2nd ed.</text:p>
          </table:table-cell>
          <table:table-cell>
            <text:p>i CS 450</text:p>
          </table:table-cell>
          <table:table-cell table:style-name="ce28" office:value-type="currency" office:currency="USD" office:value="35">
            <text:p>$35.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style-name="ce10">
            <text:p>OS</text:p>
          </table:table-cell>
          <table:table-cell table:style-name="ce6"/>
          <table:table-cell table:style-name="ce6">
            <text:p>Tutorial (<text:a xlink:href="http://tinyurl.com/3od2vg">http://tinyurl.com/3od2vg</text:a>)</text:p>
          </table:table-cell>
          <table:table-cell table:style-name="ce24"/>
          <table:table-cell table:style-name="ce29"/>
          <table:table-cell table:style-name="ce34">
            <text:p>Very simple 3 hour tutorial deserves followup</text:p>
          </table:table-cell>
          <table:table-cell table:style-name="ce34"/>
          <table:table-cell table:style-name="ce38" table:number-columns-repeated="6"/>
          <table:table-cell table:style-name="ce6" table:number-columns-repeated="241"/>
        </table:table-row>
        <table:table-row table:style-name="ro1">
          <table:table-cell/>
          <table:table-cell>
            <text:p>Opt</text:p>
          </table:table-cell>
          <table:table-cell>
            <text:p>OS</text:p>
          </table:table-cell>
          <table:table-cell/>
          <table:table-cell>
            <text:p>dinasaur - Operating System Concepts, 8th Edition</text:p>
          </table:table-cell>
          <table:table-cell>
            <text:p>CS 140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systems</text:p>
          </table:table-cell>
          <table:table-cell/>
          <table:table-cell>
            <text:p>Stallings, Operating Systems: Internals and Design Principles, 5th Ed.</text:p>
          </table:table-cell>
          <table:table-cell>
            <text:p>i CS 24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systems</text:p>
          </table:table-cell>
          <table:table-cell/>
          <table:table-cell>
            <text:p>Robbins, UNIX™ Systems Programming: Communication, Concurrency...</text:p>
          </table:table-cell>
          <table:table-cell>
            <text:p>i CS 24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systems</text:p>
          </table:table-cell>
          <table:table-cell/>
          <table:table-cell>
            <text:p>Bryant/O'Hallaron, Computer Systems: A Programmer's Perspective</text:p>
          </table:table-cell>
          <table:table-cell>
            <text:p>i CS 24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 table:style-name="ce10">
            <text:p>Compilers</text:p>
          </table:table-cell>
          <table:table-cell table:style-name="ce6"/>
          <table:table-cell table:style-name="ce6">
            <text:p>Compilers: Principles,Techniques, and Tools by Aho, Sethi, and Ullman</text:p>
          </table:table-cell>
          <table:table-cell table:style-name="ce24">
            <text:p>CS 143, i421</text:p>
          </table:table-cell>
          <table:table-cell table:style-name="ce24"/>
          <table:table-cell table:style-name="ce34">
            <text:p>finished an introductory survey</text:p>
          </table:table-cell>
          <table:table-cell table:style-name="ce34"/>
          <table:table-cell table:number-columns-repeated="247"/>
        </table:table-row>
        <table:table-row table:style-name="ro1">
          <table:table-cell table:number-columns-repeated="2"/>
          <table:table-cell>
            <text:p>Compilers</text:p>
          </table:table-cell>
          <table:table-cell/>
          <table:table-cell table:style-name="ce16">
            <text:p>Advanced Compiler Design and Implementation (Hardcover)</text:p>
          </table:table-cell>
          <table:table-cell table:number-columns-repeated="2"/>
          <table:table-cell>
            <text:p>highly regarded advanced text (see amazon review)</text:p>
          </table:table-cell>
          <table:table-cell table:number-columns-repeated="248"/>
        </table:table-row>
        <table:table-row table:style-name="ro1">
          <table:table-cell/>
          <table:table-cell>
            <text:p>Opt</text:p>
          </table:table-cell>
          <table:table-cell>
            <text:p>Linux Security</text:p>
          </table:table-cell>
          <table:table-cell/>
          <table:table-cell>
            <text:p>optional - Secure Programming for Linux and Unix HOWTO</text:p>
          </table:table-cell>
          <table:table-cell>
            <text:p>CS 155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Languages</text:p>
          </table:table-cell>
          <table:table-cell/>
          <table:table-cell>
            <text:p>Concepts in Programming Languages 2003</text:p>
          </table:table-cell>
          <table:table-cell>
            <text:p>CS 242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Networking</text:p>
          </table:table-cell>
          <table:table-cell/>
          <table:table-cell>
            <text:p>Computer Networking: A Top-Down Approach Featuring the Internet (4th ed)</text:p>
          </table:table-cell>
          <table:table-cell>
            <text:p>CS 244A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Networking</text:p>
          </table:table-cell>
          <table:table-cell/>
          <table:table-cell>
            <text:p>UNIX Network Programming, Volume I: The Sockets Networking API (3rd ed)</text:p>
          </table:table-cell>
          <table:table-cell>
            <text:p>CS 244A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AI</text:p>
          </table:table-cell>
          <table:table-cell/>
          <table:table-cell>
            <text:p>Norvig. Artificial Intelligence: A Modern Approach. 2nd Ed.</text:p>
          </table:table-cell>
          <table:table-cell>
            <text:p>CS 121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cs ethics</text:p>
          </table:table-cell>
          <table:table-cell/>
          <table:table-cell>
            <text:p>Woodbury, Computer and Information Ethics 2002</text:p>
          </table:table-cell>
          <table:table-cell>
            <text:p>i CS 210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atabases</text:p>
          </table:table-cell>
          <table:table-cell/>
          <table:table-cell>
            <text:p>A First Course in Database Systems, Third Edition </text:p>
          </table:table-cell>
          <table:table-cell>
            <text:p>CS 145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atabases</text:p>
          </table:table-cell>
          <table:table-cell/>
          <table:table-cell>
            <text:p>Database Systems: The Complete Book, Second Edition <text:s/></text:p>
          </table:table-cell>
          <table:table-cell>
            <text:p>CS 145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Beyer and Holtzblatt, Contextual Design, pgs. 36-60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Houde and Hill, What Do Prototypes Prototype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Norman, Power of Representation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Snyder, Paper Prototyping, Ch. 4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Design</text:p>
          </table:table-cell>
          <table:table-cell/>
          <table:table-cell>
            <text:p>ch 2, 4 Designing Interfaces: Patterns for Effective Interaction Design</text:p>
          </table:table-cell>
          <table:table-cell>
            <text:p>CS 147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Interactive Computer Graphics: A Top-Down Approach using OpenGL</text:p>
          </table:table-cell>
          <table:table-cell>
            <text:p>CS 1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Computer Graphics: Principles and Practice, 2nd ed</text:p>
          </table:table-cell>
          <table:table-cell>
            <text:p>CS 2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OpenGL Programming Guide, 4th ed</text:p>
          </table:table-cell>
          <table:table-cell>
            <text:p>CS 2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raphics</text:p>
          </table:table-cell>
          <table:table-cell/>
          <table:table-cell>
            <text:p>Real-Time Rendering, 2nd ed.</text:p>
          </table:table-cell>
          <table:table-cell>
            <text:p>CS 248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enetics</text:p>
          </table:table-cell>
          <table:table-cell/>
          <table:table-cell>
            <text:p>Durbin, Eddy, Krogh, Mitchison "Biological Sequence Analysis"</text:p>
          </table:table-cell>
          <table:table-cell>
            <text:p>CS 262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Genetics</text:p>
          </table:table-cell>
          <table:table-cell/>
          <table:table-cell>
            <text:p>Gusfield "Algorithms on Strings, Trees, and Sequences"</text:p>
          </table:table-cell>
          <table:table-cell>
            <text:p>CS 262</text:p>
          </table:table-cell>
          <table:table-cell table:number-columns-repeated="250"/>
        </table:table-row>
        <table:table-row table:style-name="ro1">
          <table:table-cell/>
          <table:table-cell>
            <text:p>Opt</text:p>
          </table:table-cell>
          <table:table-cell>
            <text:p>Electronics</text:p>
          </table:table-cell>
          <table:table-cell/>
          <table:table-cell>
            <text:p>Electrical Engineering: Principles and Applications (4th Ed.) </text:p>
          </table:table-cell>
          <table:table-cell>
            <text:p>E 40</text:p>
          </table:table-cell>
          <table:table-cell table:style-name="ce28" office:value-type="currency" office:currency="USD" office:value="99">
            <text:p>$99.0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1">
            <text:p>multithreading C-Unix</text:p>
          </table:table-cell>
          <table:table-cell table:style-name="ce4"/>
          <table:table-cell table:style-name="ce17">
            <text:p><text:a xlink:href="https://computing.llnl.gov/tutorials/pthreads/">PThreads</text:a> [<text:a xlink:href="http://llnl.gov/">llnl.gov</text:a>]</text:p>
          </table:table-cell>
          <table:table-cell table:style-name="ce25" table:number-columns-repeated="2"/>
          <table:table-cell table:style-name="ce35" table:number-columns-repeated="2"/>
          <table:table-cell table:number-columns-repeated="247"/>
        </table:table-row>
        <table:table-row table:style-name="ro2">
          <table:table-cell table:number-columns-repeated="2"/>
          <table:table-cell>
            <text:p>multithreading</text:p>
          </table:table-cell>
          <table:table-cell/>
          <table:table-cell table:style-name="ce18">
            <text:p><text:span text:style-name="T1"><text:s/></text:span><text:span text:style-name="T1"><text:a xlink:href="http://www.amazon.com/Programming-Threads-Addison-Wesley-Professional-Computing/dp/0201633922/ref=sr_11_1?ie=UTF8&amp;qid=1223397310&amp;sr=11-1">Addison Wesley book (ISBN 0-201-63392-2)</text:a></text:span><text:span text:style-name="T1"> not concentrated specifically on applications like you ask but very good reference. </text:span></text:p>
          </table:table-cell>
          <table:table-cell table:number-columns-repeated="251"/>
        </table:table-row>
        <table:table-row table:style-name="ro3">
          <table:table-cell table:number-columns-repeated="2"/>
          <table:table-cell table:style-name="ce10">
            <text:p>Multithreading Java</text:p>
          </table:table-cell>
          <table:table-cell table:style-name="ce6"/>
          <table:table-cell table:style-name="ce19">
            <text:p><text:a xlink:href="http://java.sun.com/docs/books/tutorial/essential/concurrency/index.html">http://java.sun.com/docs/books/tutorial/essential/concurrency/index.html</text:a> </text:p>
          </table:table-cell>
          <table:table-cell table:style-name="ce24" table:number-columns-repeated="2"/>
          <table:table-cell table:style-name="ce34">
            <text:p>A nice 3 hour tutorial</text:p>
          </table:table-cell>
          <table:table-cell table:style-name="ce34"/>
          <table:table-cell table:number-columns-repeated="247"/>
        </table:table-row>
        <table:table-row table:style-name="ro1">
          <table:table-cell table:number-columns-repeated="2"/>
          <table:table-cell>
            <text:p>Multithreading Java</text:p>
          </table:table-cell>
          <table:table-cell/>
          <table:table-cell table:style-name="ce20">
            <text:p><text:a xlink:href="http://oreilly.com/catalog/9780596007829/">O'Reilly book</text:a> [<text:a xlink:href="http://oreilly.com/">oreilly.com</text:a>] Good on applications of threads in Java.</text:p>
          </table:table-cell>
          <table:table-cell table:number-columns-repeated="251"/>
        </table:table-row>
        <table:table-row table:style-name="ro4">
          <table:table-cell table:number-columns-repeated="2"/>
          <table:table-cell>
            <text:p>Multithreading Java</text:p>
          </table:table-cell>
          <table:table-cell/>
          <table:table-cell table:style-name="ce16">
            <text:p><text:a xlink:href="http://www.javaconcurrencyinpractice.com/">Java Concurrency in Practice</text:a> [javaconcur...<text:a xlink:href="http://actice.com/">actice.com</text:a>] Is an updated, in-depth look at Java threads. Doug Lea, author of Concurrent Programming in Java, is a co-author of the newer book.</text:p>
          </table:table-cell>
          <table:table-cell table:number-columns-repeated="251"/>
        </table:table-row>
        <table:table-row table:style-name="ro5">
          <table:table-cell table:number-columns-repeated="2"/>
          <table:table-cell>
            <text:p>Multithreading Java</text:p>
          </table:table-cell>
          <table:table-cell table:style-name="Default"/>
          <table:table-cell table:style-name="ce16">
            <text:p><text:a xlink:href="http://gee.cs.oswego.edu/dl/cpj/">Concurrent Programming in Java</text:a> [<text:a xlink:href="http://oswego.edu/">oswego.edu</text:a>] *the* book on good practices for multi-threaded programming for Java.</text:p>
          </table:table-cell>
          <table:table-cell table:number-columns-repeated="251"/>
        </table:table-row>
        <table:table-row table:style-name="ro5">
          <table:table-cell table:number-columns-repeated="2"/>
          <table:table-cell>
            <text:p>Multithreading C#</text:p>
          </table:table-cell>
          <table:table-cell/>
          <table:table-cell table:style-name="ce16">
            <text:p>Thread Safety, Cross-threading issues, Race Conditions, and Event-Delegate pairs. <text:a xlink:href="http://www.albahari.com/threading/">http://www.albahari.com/threading/</text:a> [<text:a xlink:href="http://albahari.com/">albahari.com</text:a>]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Multithreading Python</text:p>
          </table:table-cell>
          <table:table-cell/>
          <table:table-cell table:style-name="ce16">
            <text:p><text:a xlink:href="http://www.erlang.org/download/erlang-book-part1.pdf">erlang</text:a> [<text:a xlink:href="http://erlang.org/">erlang.org</text:a>] has been fun to mess around with in my spare time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dynamic programming</text:p>
          </table:table-cell>
          <table:table-cell/>
          <table:table-cell table:style-name="Default">
            <text:p>Neuro-Dynamic Programming By Powel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dynamic programming</text:p>
          </table:table-cell>
          <table:table-cell table:style-name="Default"/>
          <table:table-cell table:style-name="Default">
            <text:p>Reinforcement Learning: An Introduction (Adaptive Computation and Machine Learning) by Sutton</text:p>
          </table:table-cell>
          <table:table-cell table:number-columns-repeated="251"/>
        </table:table-row>
        <table:table-row table:style-name="ro1">
          <table:table-cell table:number-columns-repeated="2"/>
          <table:table-cell>
            <text:p>dynamic programming</text:p>
          </table:table-cell>
          <table:table-cell/>
          <table:table-cell>
            <text:p>The hedonistic neuron: A theory of memory, learning, and intelligence</text:p>
          </table:table-cell>
          <table:table-cell table:number-columns-repeated="251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E Topics" table:style-name="ta2">
        <table:table-column table:style-name="co11" table:default-cell-style-name="ce41"/>
        <table:table-column table:style-name="co10" table:number-columns-repeated="2" table:default-cell-style-name="Default"/>
        <table:table-row table:style-name="ro1">
          <table:table-cell table:style-name="ce40">
            <text:p>I. SOFTWARE SYSTEMS AND METHODOLOGY — 40%</text:p>
          </table:table-cell>
          <table:table-cell table:number-columns-repeated="2"/>
        </table:table-row>
        <table:table-row table:style-name="ro1">
          <table:table-cell>
            <text:p>A. Data organization</text:p>
          </table:table-cell>
          <table:table-cell table:number-columns-repeated="2"/>
        </table:table-row>
        <table:table-row table:style-name="ro1">
          <table:table-cell>
            <text:p>Data types</text:p>
          </table:table-cell>
          <table:table-cell table:number-columns-repeated="2"/>
        </table:table-row>
        <table:table-row table:style-name="ro1">
          <table:table-cell>
            <text:p>Data structures and implementation techniques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B. Program control and structure</text:p>
          </table:table-cell>
          <table:table-cell table:number-columns-repeated="2"/>
        </table:table-row>
        <table:table-row table:style-name="ro1">
          <table:table-cell>
            <text:p>Iteration and recursion</text:p>
          </table:table-cell>
          <table:table-cell>
            <text:p>Hennesy</text:p>
          </table:table-cell>
          <table:table-cell>
            <text:p>Rosen</text:p>
          </table:table-cell>
        </table:table-row>
        <table:table-row table:style-name="ro1">
          <table:table-cell>
            <text:p>Procedures, functions, methods, and exception handler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oncurrency, communication, and synchronization</text:p>
          </table:table-cell>
          <table:table-cell table:number-columns-repeated="2"/>
        </table:table-row>
        <table:table-row table:style-name="ro1">
          <table:table-cell>
            <text:p>C. Programming languages and notation</text:p>
          </table:table-cell>
          <table:table-cell table:number-columns-repeated="2"/>
        </table:table-row>
        <table:table-row table:style-name="ro1">
          <table:table-cell>
            <text:p>Constructs for data organization and program control</text:p>
          </table:table-cell>
          <table:table-cell table:number-columns-repeated="2"/>
        </table:table-row>
        <table:table-row table:style-name="ro1">
          <table:table-cell>
            <text:p>Scope, binding, and parameter passing</text:p>
          </table:table-cell>
          <table:table-cell table:number-columns-repeated="2"/>
        </table:table-row>
        <table:table-row table:style-name="ro1">
          <table:table-cell>
            <text:p>Expression evaluation</text:p>
          </table:table-cell>
          <table:table-cell table:number-columns-repeated="2"/>
        </table:table-row>
        <table:table-row table:style-name="ro1">
          <table:table-cell>
            <text:p>D. Software engineering</text:p>
          </table:table-cell>
          <table:table-cell table:number-columns-repeated="2"/>
        </table:table-row>
        <table:table-row table:style-name="ro1">
          <table:table-cell>
            <text:p>Formal specifications and assertions</text:p>
          </table:table-cell>
          <table:table-cell table:number-columns-repeated="2"/>
        </table:table-row>
        <table:table-row table:style-name="ro1">
          <table:table-cell>
            <text:p>Verification techniques</text:p>
          </table:table-cell>
          <table:table-cell table:number-columns-repeated="2"/>
        </table:table-row>
        <table:table-row table:style-name="ro1">
          <table:table-cell>
            <text:p>Software development models, patterns, and tools</text:p>
          </table:table-cell>
          <table:table-cell table:number-columns-repeated="2"/>
        </table:table-row>
        <table:table-row table:style-name="ro1">
          <table:table-cell>
            <text:p>E. Systems</text:p>
          </table:table-cell>
          <table:table-cell table:number-columns-repeated="2"/>
        </table:table-row>
        <table:table-row table:style-name="ro1">
          <table:table-cell>
            <text:p>Compilers, interpreters, and run-time system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Operating systems, including resource management and protection/security</text:p>
          </table:table-cell>
          <table:table-cell table:number-columns-repeated="2"/>
        </table:table-row>
        <table:table-row table:style-name="ro1">
          <table:table-cell>
            <text:p>Networking, Internet, and distributed systems</text:p>
          </table:table-cell>
          <table:table-cell table:number-columns-repeated="2"/>
        </table:table-row>
        <table:table-row table:style-name="ro1">
          <table:table-cell>
            <text:p>Databases</text:p>
          </table:table-cell>
          <table:table-cell table:number-columns-repeated="2"/>
        </table:table-row>
        <table:table-row table:style-name="ro1">
          <table:table-cell>
            <text:p>System analysis and development tools</text:p>
          </table:table-cell>
          <table:table-cell table:number-columns-repeated="2"/>
        </table:table-row>
        <table:table-row table:style-name="ro1">
          <table:table-cell table:style-name="ce40">
            <text:p>II. COMPUTER ORGANIZATION AND ARCHITECTURE — 15%</text:p>
          </table:table-cell>
          <table:table-cell table:number-columns-repeated="2"/>
        </table:table-row>
        <table:table-row table:style-name="ro1">
          <table:table-cell>
            <text:p>A. Digital logic design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Implementation of combinational and sequential circuits</text:p>
          </table:table-cell>
          <table:table-cell table:number-columns-repeated="2"/>
        </table:table-row>
        <table:table-row table:style-name="ro1">
          <table:table-cell>
            <text:p>Optimization and analysis</text:p>
          </table:table-cell>
          <table:table-cell table:number-columns-repeated="2"/>
        </table:table-row>
        <table:table-row table:style-name="ro1">
          <table:table-cell>
            <text:p>B. Processors and control units</text:p>
          </table:table-cell>
          <table:table-cell table:number-columns-repeated="2"/>
        </table:table-row>
        <table:table-row table:style-name="ro1">
          <table:table-cell>
            <text:p>Instruction set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omputer arithmetic and number representation</text:p>
          </table:table-cell>
          <table:table-cell table:number-columns-repeated="2"/>
        </table:table-row>
        <table:table-row table:style-name="ro1">
          <table:table-cell>
            <text:p>Register and ALU organization</text:p>
          </table:table-cell>
          <table:table-cell table:number-columns-repeated="2"/>
        </table:table-row>
        <table:table-row table:style-name="ro1">
          <table:table-cell>
            <text:p>Data paths and control sequencing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. Memories and their hierarchies</text:p>
          </table:table-cell>
          <table:table-cell table:number-columns-repeated="2"/>
        </table:table-row>
        <table:table-row table:style-name="ro1">
          <table:table-cell>
            <text:p>Performance, implementation, and management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Cache, main, and secondary storage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Virtual memory, paging, and segmentation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D. Networking and communications</text:p>
          </table:table-cell>
          <table:table-cell table:number-columns-repeated="2"/>
        </table:table-row>
        <table:table-row table:style-name="ro1">
          <table:table-cell>
            <text:p>Interconnect structures (e.g., buses, switches, routers)</text:p>
          </table:table-cell>
          <table:table-cell table:number-columns-repeated="2"/>
        </table:table-row>
        <table:table-row table:style-name="ro1">
          <table:table-cell>
            <text:p>I/O systems and protocol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Synchronization</text:p>
          </table:table-cell>
          <table:table-cell table:number-columns-repeated="2"/>
        </table:table-row>
        <table:table-row table:style-name="ro1">
          <table:table-cell>
            <text:p>E. High-performance architecture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Pipelining superscalar and out-of-order execution processors</text:p>
          </table:table-cell>
          <table:table-cell>
            <text:p>Hennesy</text:p>
          </table:table-cell>
          <table:table-cell/>
        </table:table-row>
        <table:table-row table:style-name="ro1">
          <table:table-cell>
            <text:p>Parallel and distributed architectures</text:p>
          </table:table-cell>
          <table:table-cell table:number-columns-repeated="2"/>
        </table:table-row>
        <table:table-row table:style-name="ro1">
          <table:table-cell table:style-name="ce40">
            <text:p>III. THEORY AND MATHEMATICAL BACKGROUND — 40%</text:p>
          </table:table-cell>
          <table:table-cell table:number-columns-repeated="2"/>
        </table:table-row>
        <table:table-row table:style-name="ro1">
          <table:table-cell>
            <text:p>A. Algorithms and complexity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Exact and asymptotic analysis of specific algorithms</text:p>
          </table:table-cell>
          <table:table-cell table:number-columns-repeated="2"/>
        </table:table-row>
        <table:table-row table:style-name="ro1">
          <table:table-cell>
            <text:p>Algorithmic design techniques (e.g. greedy, dynamic programming, divide and conquer)</text:p>
          </table:table-cell>
          <table:table-cell table:number-columns-repeated="2"/>
        </table:table-row>
        <table:table-row table:style-name="ro1">
          <table:table-cell>
            <text:p>Upper and lower bounds on the complexity of specific problems</text:p>
          </table:table-cell>
          <table:table-cell table:number-columns-repeated="2"/>
        </table:table-row>
        <table:table-row table:style-name="ro1">
          <table:table-cell>
            <text:p>Computational complexity, including NP-completeness</text:p>
          </table:table-cell>
          <table:table-cell table:number-columns-repeated="2"/>
        </table:table-row>
        <table:table-row table:style-name="ro1">
          <table:table-cell>
            <text:p>B. Automata and language theory</text:p>
          </table:table-cell>
          <table:table-cell table:number-columns-repeated="2"/>
        </table:table-row>
        <table:table-row table:style-name="ro1">
          <table:table-cell>
            <text:p>Models of computation (finite automata, Turing machines)</text:p>
          </table:table-cell>
          <table:table-cell table:number-columns-repeated="2"/>
        </table:table-row>
        <table:table-row table:style-name="ro1">
          <table:table-cell>
            <text:p>Formal languages and grammars (regular and context free)</text:p>
          </table:table-cell>
          <table:table-cell table:number-columns-repeated="2"/>
        </table:table-row>
        <table:table-row table:style-name="ro1">
          <table:table-cell>
            <text:p>Decidability</text:p>
          </table:table-cell>
          <table:table-cell table:number-columns-repeated="2"/>
        </table:table-row>
        <table:table-row table:style-name="ro1">
          <table:table-cell>
            <text:p>C. Discrete structures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Mathematical logic 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Elementary combinatorics and graph theory </text:p>
          </table:table-cell>
          <table:table-cell>
            <text:p>Rosen</text:p>
          </table:table-cell>
          <table:table-cell/>
        </table:table-row>
        <table:table-row table:style-name="ro1">
          <table:table-cell>
            <text:p>Discrete probability, recurrence relations, and number theory </text:p>
          </table:table-cell>
          <table:table-cell>
            <text:p>Rosen</text:p>
          </table:table-cell>
          <table:table-cell/>
        </table:table-row>
        <table:table-row table:style-name="ro1">
          <table:table-cell table:style-name="ce40">
            <text:p>IV. OTHER TOPICS — 5%</text:p>
          </table:table-cell>
          <table:table-cell table:number-columns-repeated="2"/>
        </table:table-row>
        <table:table-row table:style-name="ro1">
          <table:table-cell>
            <text:p>Like numerical analysis, artificial intelligence, computer graphics, cryptography, security, and social issues.</text:p>
          </table:table-cell>
          <table:table-cell table:number-columns-repeated="2"/>
        </table:table-row>
        <table:table-row table:style-name="ro1">
          <table:table-cell>
            <text:p>mathematical background in calculus and linear algebra as applied to computer science.</text:p>
          </table:table-cell>
          <table:table-cell table:number-columns-repeated="2"/>
        </table:table-row>
      </table:table>
      <table:table table:name="Sheet3" table:style-name="ta3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 Unicode MS" svg:font-family="'Arial Unicode MS'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9/26/09</text:date>, <text:time>16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908.0900/Win32</meta:generator>
    <!--645(Build:8693)-->
    <meta:creation-date>2008-09-24T13:39:51</meta:creation-date>
    <dc:creator>DP</dc:creator>
    <dc:date>2009-09-26T16:37:57</dc:date>
    <dc:language>en-US</dc:language>
    <meta:editing-cycles>22</meta:editing-cycles>
    <meta:editing-duration>P9DT21H16M46S</meta:editing-duration>
    <meta:user-defined meta:name="Info 1"/>
    <meta:user-defined meta:name="Info 2"/>
    <meta:user-defined meta:name="Info 3"/>
    <meta:user-defined meta:name="Info 4"/>
    <meta:document-statistic meta:table-count="3" meta:cell-count="380"/>
  </office:meta>
</office:document-meta>
</file>